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2d75c"/>
    </style:style>
    <style:style style:name="P2" style:family="paragraph" style:parent-style-name="Standard">
      <style:paragraph-properties fo:text-align="center" style:justify-single-word="false"/>
      <style:text-properties fo:font-weight="bold" officeooo:paragraph-rsid="0002d75c" style:font-weight-asian="bold" style:font-weight-complex="bold"/>
    </style:style>
    <style:style style:name="T1" style:family="text">
      <style:text-properties officeooo:rsid="0002d75c"/>
    </style:style>
    <style:style style:name="T2" style:family="text">
      <style:text-properties fo:font-weight="bold" style:font-weight-asian="bold" style:font-weight-complex="bold"/>
    </style:style>
    <style:style style:name="T3" style:family="text">
      <style:text-properties fo:font-weight="bold" officeooo:rsid="00037ad6"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2d75c" style:font-style-asian="italic" style:font-style-complex="italic"/>
    </style:style>
    <style:style style:name="T6" style:family="text">
      <style:text-properties officeooo:rsid="00037a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text:span text:style-name="T6">T</text:span>ask</text:p>
      <text:p text:style-name="P1"/>
      <text:p text:style-name="P1">This module (beta version 0.1) manages the automatic tasks performed by the board, we must be careful because it can affect other modules and existing pins since there is no control by the Lazarus client, at first I thought it was a very good utility but it <text:span text:style-name="T1">takes a lot of </text:span>memory (on the <text:span text:style-name="T1">board</text:span>), <text:span text:style-name="T1">now it </text:span>is so clear.</text:p>
      <text:p text:style-name="P1">The most important properties are:</text:p>
      <text:p text:style-name="P1"><text:span text:style-name="T2">Board</text:span>: Instance of the <text:span text:style-name="T1">board</text:span> to which it belongs.</text:p>
      <text:p text:style-name="P1"><text:span text:style-name="T2">TaskID</text:span>: Identify the task number.</text:p>
      <text:p text:style-name="P1"><text:span text:style-name="T2">DataTask</text:span>: Orders to be executed by the task, as if they were sent to the board.</text:p>
      <text:p text:style-name="P1"><text:span text:style-name="T2">RunOnce</text:span>: When true, the task runs once and ends and when it is false, a <text:span text:style-name="T2">DelayTask</text:span> command is added at the end of the task, which forces the task to be restarted.</text:p>
      <text:p text:style-name="P1"><text:span text:style-name="T2">TimeDelay</text:span>: delay for <text:span text:style-name="T4">DelayTask</text:span> commands.</text:p>
      <text:p text:style-name="P1"><text:span text:style-name="T2">RunDelay</text:span>: delay before executing the task, it is the delay of <text:span text:style-name="T2">ScheduleTask</text:span>.</text:p>
      <text:p text:style-name="P1"/>
      <text:p text:style-name="P1">When a TTask instance is enabled, the task is created according to the <text:span text:style-name="T4">RunOnce</text:span> option and <text:span text:style-name="T1">filled with </text:span><text:span text:style-name="T5">DataTask</text:span><text:span text:style-name="T1"> and then </text:span>is executed, <text:span text:style-name="T1">when the instance is disabled the task is stopped and deleted from the board.</text:span></text:p>
      <text:p text:style-name="P1"/>
      <text:p text:style-name="P1">The most important event is:</text:p>
      <text:p text:style-name="P1"><text:span text:style-name="T2">OnQueryTask</text:span>, launched by the <text:span text:style-name="T4">QueryTask</text:span> function returning the data of the requested task.</text:p>
      <text:p text:style-name="P1"/>
      <text:p text:style-name="P1">The <text:span text:style-name="T2">OnEnabled</text:span> and <text:span text:style-name="T2">OnDisabled</text:span> events are executed just before the module is activated and immediately after deactivating it.</text:p>
      <text:p text:style-name="P1"/>
      <text:p text:style-name="P1"><text:span text:style-name="T1">Because it is v</text:span>ery easy to make mistakes when <text:span text:style-name="T1">getting the data for a task</text:span> and the difficulty of pre-calculating the length of the tasks, <text:span text:style-name="T1">it has to be exact or the</text:span> <text:span text:style-name="T1">board</text:span> is blocked or works badly, I <text:span text:style-name="T1">had to </text:span><text:s/><text:span text:style-name="T1">rewritten all</text:span> procedures <text:span text:style-name="T1">sending commands</text:span> to the <text:span text:style-name="T1">board</text:span> by functions <text:span text:style-name="T1">and put</text:span> an optional final parameter called <text:span text:style-name="T2">write</text:span> <text:span text:style-name="T1">(</text:span>default is True<text:span text:style-name="T1">), w</text:span>hen this parameter is True means that the commands are sent to the board, however if this parameter is False then nothing is sent to the board and the function returns the <text:span text:style-name="T1">data string of the</text:span> command <text:span text:style-name="T1">as it </text:span>would be sent to the board, very useful for <text:span text:style-name="T3">Data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09:17.571143789</meta:creation-date>
    <dc:date>2019-03-12T18:25:06.913393003</dc:date>
    <meta:editing-duration>PT1M29S</meta:editing-duration>
    <meta:editing-cycles>1</meta:editing-cycles>
    <meta:document-statistic meta:table-count="0" meta:image-count="0" meta:object-count="0" meta:page-count="1" meta:paragraph-count="14" meta:word-count="329" meta:character-count="1842" meta:non-whitespace-character-count="1526"/>
    <meta:generator>LibreOffice/6.0.7.3$Linux_X86_64 LibreOffice_project/00m0$Build-3</meta:generator>
  </office:meta>
</office:document-meta>
</file>